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7cba" officeooo:paragraph-rsid="00027cba"/>
    </style:style>
    <style:style style:name="P2" style:family="paragraph" style:parent-style-name="Standard">
      <style:text-properties officeooo:rsid="00040fa2" officeooo:paragraph-rsid="00040fa2"/>
    </style:style>
    <style:style style:name="P3" style:family="paragraph" style:parent-style-name="Standard">
      <style:text-properties officeooo:paragraph-rsid="00052869"/>
    </style:style>
    <style:style style:name="P4" style:family="paragraph">
      <style:paragraph-properties style:writing-mode="lr-tb"/>
      <style:text-properties fo:font-size="12pt"/>
    </style:style>
    <style:style style:name="P5" style:family="paragraph">
      <loext:graphic-properties draw:fill-color="#ffbf00"/>
      <style:paragraph-properties style:writing-mode="lr-tb"/>
      <style:text-properties fo:font-size="12pt"/>
    </style:style>
    <style:style style:name="P6" style:family="paragraph">
      <loext:graphic-properties draw:fill="none"/>
    </style:style>
    <style:style style:name="T1" style:family="text">
      <style:text-properties officeooo:rsid="00052869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198cm" fo:min-width="2.4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bf00" draw:textarea-horizontal-align="justify" draw:textarea-vertical-align="middle" draw:auto-grow-height="false" fo:min-height="1.351cm" fo:min-width="2.5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5.969cm" fo:min-width="18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595cm" fo:min-width="3.2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96cm" fo:min-width="2.0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3" draw:name="Shape2" draw:style-name="gr2" draw:text-style-name="P5" svg:width="2.567cm" svg:height="1.352cm" svg:x="9.929cm" svg:y="0.746cm"><text:p text:style-name="P4"><text:span text:style-name="T2">User input</text:span></text:p><draw:enhanced-geometry svg:viewBox="0 0 21600 21600" draw:type="rectangle" draw:enhanced-path="M 0 0 L 21600 0 21600 21600 0 21600 0 0 Z N"/></draw:custom-shape><draw:custom-shape text:anchor-type="paragraph" draw:z-index="0" draw:name="Shape3" draw:style-name="gr5" svg:width="2.144cm" svg:height="1.324cm" svg:x="-0.469cm" svg:y="5.932cm"><text:p>Record and t</text:p><text:p>rain the mod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4" draw:text-style-name="P4" svg:width="3.248cm" svg:height="1.595cm" svg:x="-1.131cm" svg:y="1.143cm"><text:p text:style-name="P4"><text:span text:style-name="T2">Teachable machine</text:span></text:p><draw:enhanced-geometry svg:viewBox="0 0 21600 21600" draw:type="rectangle" draw:enhanced-path="M 0 0 L 21600 0 21600 21600 0 21600 0 0 Z N"/></draw:custom-shape><draw:custom-shape text:anchor-type="paragraph" draw:z-index="2" draw:name="Shape4" draw:style-name="gr3" draw:text-style-name="P6" svg:width="19.342cm" svg:height="6.615cm" svg:x="-0.919cm" svg:y="4.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3_0" draw:style-name="gr1" draw:text-style-name="P4" svg:width="2.56cm" svg:height="1.325cm" svg:x="-0.496cm" svg:y="8.234cm"><text:p text:style-name="P4"><text:span text:style-name="T2">Store it locall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7cba" officeooo:paragraph-rsid="00027c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achable machine -Keras 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21:27:08.466668518</meta:creation-date>
    <dc:date>2022-02-09T16:31:09.193553090</dc:date>
    <meta:editing-duration>PT3H6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9" meta:non-whitespace-character-count="26"/>
  </office:meta>
</office:document-meta>
</file>